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>
      <style:text-properties fo:font-variant="normal" fo:text-transform="none" fo:color="#8e8e93" loext:opacity="100%" style:font-name="Helvetica" fo:font-size="9.75pt" fo:letter-spacing="normal" fo:font-style="normal" fo:font-weight="normal" officeooo:rsid="001fd9cc" officeooo:paragraph-rsid="001fd9cc"/>
    </style:style>
    <style:style style:name="P3" style:family="paragraph" style:parent-style-name="Standard" style:list-style-name="L1">
      <style:text-properties fo:font-variant="normal" fo:text-transform="none" fo:color="#8e8e93" loext:opacity="100%" style:font-name="Helvetica" fo:font-size="9.75pt" fo:letter-spacing="normal" fo:font-style="normal" fo:font-weight="normal" officeooo:rsid="001fd9cc" officeooo:paragraph-rsid="001fd9cc"/>
    </style:style>
    <style:style style:name="T1" style:family="text">
      <style:text-properties officeooo:rsid="001df92e"/>
    </style:style>
    <style:style style:name="T2" style:family="text">
      <style:text-properties officeooo:rsid="0020805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1 – exámenes 101-102 – clase 0<text:span text:style-name="T2">5</text:span></text:p>
      <text:p text:style-name="P1"/>
      <text:list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04T08:07:42.863857687</dc:date>
    <meta:editing-duration>PT20H49M52S</meta:editing-duration>
    <meta:editing-cycles>9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" meta:word-count="5" meta:character-count="35" meta:non-whitespace-character-count="29"/>
  </office:meta>
</office:document-meta>
</file>